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eaa2" officeooo:paragraph-rsid="0009eaa2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32pt" fo:font-weight="bold" officeooo:paragraph-rsid="0009eaa2" style:font-size-asian="32pt" style:font-weight-asian="bold" style:font-size-complex="32pt" style:font-weight-complex="bold"/>
    </style:style>
    <style:style style:name="P3" style:family="paragraph" style:parent-style-name="Standard">
      <style:text-properties fo:font-size="20pt" fo:font-style="italic" fo:font-weight="bold" officeooo:rsid="000af929" officeooo:paragraph-rsid="000af929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fo:font-size="20pt" fo:font-style="italic" fo:font-weight="bold" officeooo:rsid="000af929" officeooo:paragraph-rsid="000c1e61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fo:font-size="20pt" fo:font-style="italic" fo:font-weight="bold" officeooo:rsid="000d6af6" officeooo:paragraph-rsid="000d6af6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fo:font-size="20pt" fo:font-style="italic" fo:font-weight="bold" officeooo:rsid="000e3527" officeooo:paragraph-rsid="000e3527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text-properties fo:font-size="20pt" fo:font-style="italic" fo:font-weight="bold" officeooo:rsid="000ea750" officeooo:paragraph-rsid="000ea750" style:font-size-asian="20pt" style:font-style-asian="italic" style:font-weight-asian="bold" style:font-size-complex="20pt" style:font-style-complex="italic" style:font-weight-complex="bold"/>
    </style:style>
    <style:style style:name="P8" style:family="paragraph" style:parent-style-name="Standard">
      <style:text-properties fo:font-size="20pt" fo:font-style="italic" fo:font-weight="bold" officeooo:rsid="000c1e61" officeooo:paragraph-rsid="000c1e61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Standard">
      <style:text-properties fo:font-size="20pt" fo:font-style="italic" fo:font-weight="bold" officeooo:rsid="00121048" officeooo:paragraph-rsid="00121048" style:font-size-asian="20pt" style:font-style-asian="italic" style:font-weight-asian="bold" style:font-size-complex="20pt" style:font-style-complex="italic" style:font-weight-complex="bold"/>
    </style:style>
    <style:style style:name="P10" style:family="paragraph" style:parent-style-name="Standard">
      <style:text-properties fo:font-size="20pt" fo:font-style="italic" style:text-underline-style="none" fo:font-weight="bold" officeooo:rsid="00121ee7" officeooo:paragraph-rsid="00121ee7" style:font-size-asian="20pt" style:font-style-asian="italic" style:font-weight-asian="bold" style:font-size-complex="20pt" style:font-style-complex="italic" style:font-weight-complex="bold"/>
    </style:style>
    <style:style style:name="P11" style:family="paragraph" style:parent-style-name="Standard">
      <style:text-properties fo:font-size="20pt" fo:font-style="normal" fo:font-weight="normal" officeooo:rsid="000c1e61" officeooo:paragraph-rsid="000c1e61" style:font-size-asian="20pt" style:font-style-asian="normal" style:font-weight-asian="normal" style:font-size-complex="20pt" style:font-style-complex="normal" style:font-weight-complex="normal"/>
    </style:style>
    <style:style style:name="P12" style:family="paragraph" style:parent-style-name="Standard">
      <style:text-properties fo:font-size="20pt" fo:font-style="normal" fo:font-weight="normal" officeooo:rsid="000e3527" officeooo:paragraph-rsid="000e3527" style:font-size-asian="20pt" style:font-style-asian="normal" style:font-weight-asian="normal" style:font-size-complex="20pt" style:font-style-complex="normal" style:font-weight-complex="normal"/>
    </style:style>
    <style:style style:name="P13" style:family="paragraph" style:parent-style-name="Standard">
      <style:text-properties fo:font-size="20pt" fo:font-style="normal" fo:font-weight="normal" officeooo:rsid="000ea750" officeooo:paragraph-rsid="000e3527" style:font-size-asian="20pt" style:font-style-asian="normal" style:font-weight-asian="normal" style:font-size-complex="20pt" style:font-style-complex="normal" style:font-weight-complex="normal"/>
    </style:style>
    <style:style style:name="P14" style:family="paragraph" style:parent-style-name="Standard">
      <style:text-properties fo:font-size="20pt" fo:font-style="normal" fo:font-weight="normal" officeooo:rsid="000ea750" officeooo:paragraph-rsid="000fb104" style:font-size-asian="20pt" style:font-style-asian="normal" style:font-weight-asian="normal" style:font-size-complex="20pt" style:font-style-complex="normal" style:font-weight-complex="normal"/>
    </style:style>
    <style:style style:name="P15" style:family="paragraph" style:parent-style-name="Standard">
      <style:text-properties fo:font-size="20pt" fo:font-style="normal" fo:font-weight="normal" officeooo:rsid="00121048" officeooo:paragraph-rsid="00121048" style:font-size-asian="20pt" style:font-style-asian="normal" style:font-weight-asian="normal" style:font-size-complex="20pt" style:font-style-complex="normal" style:font-weight-complex="normal"/>
    </style:style>
    <style:style style:name="P16" style:family="paragraph" style:parent-style-name="Standard">
      <style:text-properties fo:font-size="20pt" fo:font-style="normal" style:text-underline-style="none" fo:font-weight="normal" officeooo:rsid="00121ee7" officeooo:paragraph-rsid="00121ee7" style:font-size-asian="20pt" style:font-style-asian="normal" style:font-weight-asian="normal" style:font-size-complex="20pt" style:font-style-complex="normal" style:font-weight-complex="normal"/>
    </style:style>
    <style:style style:name="P17" style:family="paragraph" style:parent-style-name="Standard">
      <style:text-properties officeooo:paragraph-rsid="000fb104"/>
    </style:style>
    <style:style style:name="P18" style:family="paragraph" style:parent-style-name="Standard">
      <style:text-properties fo:font-style="italic" fo:font-weight="bold" officeooo:rsid="00121048" officeooo:paragraph-rsid="00121048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style:text-underline-style="none" fo:font-weight="bold" officeooo:rsid="00121ee7" officeooo:paragraph-rsid="00121ee7" style:font-style-asian="italic" style:font-weight-asian="bold" style:font-style-complex="italic" style:font-weight-complex="bold"/>
    </style:style>
    <style:style style:name="P20" style:family="paragraph" style:parent-style-name="Standard">
      <style:text-properties officeooo:paragraph-rsid="000d6af6"/>
    </style:style>
    <style:style style:name="P21" style:family="paragraph" style:parent-style-name="Standard" style:list-style-name="L1">
      <style:text-properties fo:font-size="20pt" fo:font-style="normal" fo:font-weight="normal" officeooo:rsid="000d6af6" officeooo:paragraph-rsid="000d6af6" style:font-size-asian="20pt" style:font-style-asian="normal" style:font-weight-asian="normal" style:font-size-complex="20pt" style:font-style-complex="normal" style:font-weight-complex="normal"/>
    </style:style>
    <style:style style:name="P22" style:family="paragraph" style:parent-style-name="Standard" style:list-style-name="L1">
      <style:text-properties fo:font-size="20pt" fo:font-style="normal" fo:font-weight="normal" officeooo:rsid="000d6af6" officeooo:paragraph-rsid="0014aff0" style:font-size-asian="20pt" style:font-style-asian="normal" style:font-weight-asian="normal" style:font-size-complex="20pt" style:font-style-complex="normal" style:font-weight-complex="normal"/>
    </style:style>
    <style:style style:name="P23" style:family="paragraph" style:parent-style-name="Standard" style:list-style-name="L2">
      <style:text-properties fo:font-size="20pt" fo:font-style="normal" fo:font-weight="normal" officeooo:rsid="000f82ee" officeooo:paragraph-rsid="000fb104" style:font-size-asian="20pt" style:font-style-asian="normal" style:font-weight-asian="normal" style:font-size-complex="2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20pt" fo:font-style="normal" fo:font-weight="normal" officeooo:rsid="000e3527" officeooo:paragraph-rsid="000d6af6" style:font-size-asian="20pt" style:font-style-asian="normal" style:font-weight-asian="normal" style:font-size-complex="2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20pt" fo:font-style="normal" fo:font-weight="normal" officeooo:rsid="000e3527" officeooo:paragraph-rsid="000e3527" style:font-size-asian="20pt" style:font-style-asian="normal" style:font-weight-asian="normal" style:font-size-complex="20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20pt" fo:font-style="italic" fo:font-weight="bold" officeooo:rsid="000d6af6" officeooo:paragraph-rsid="000d6af6" style:font-size-asian="20pt" style:font-style-asian="italic" style:font-weight-asian="bold" style:font-size-complex="20pt" style:font-style-complex="italic" style:font-weight-complex="bold"/>
    </style:style>
    <style:style style:name="P27" style:family="paragraph" style:parent-style-name="Standard" style:list-style-name="L2">
      <style:text-properties officeooo:paragraph-rsid="000fb104"/>
    </style:style>
    <style:style style:name="P28" style:family="paragraph" style:parent-style-name="Standard">
      <style:paragraph-properties fo:text-align="start" style:justify-single-word="false"/>
      <style:text-properties officeooo:paragraph-rsid="000d6af6"/>
    </style:style>
    <style:style style:name="T1" style:family="text">
      <style:text-properties officeooo:rsid="0009eaa2"/>
    </style:style>
    <style:style style:name="T2" style:family="text">
      <style:text-properties fo:font-variant="normal" fo:text-transform="none" fo:color="#333333" fo:letter-spacing="normal" fo:font-style="normal"/>
    </style:style>
    <style:style style:name="T3" style:family="text">
      <style:text-properties fo:font-variant="normal" fo:text-transform="none" fo:color="#333333" fo:letter-spacing="normal" fo:font-style="normal" officeooo:rsid="0009eaa2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c1e61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e3527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ea750" style:font-style-asian="normal" style:font-weight-asian="normal" style:font-style-complex="normal" style:font-weight-complex="normal"/>
    </style:style>
    <style:style style:name="T8" style:family="text">
      <style:text-properties officeooo:rsid="000c1e61"/>
    </style:style>
    <style:style style:name="T9" style:family="text">
      <style:text-properties fo:font-size="20pt" fo:font-style="italic" fo:font-weight="bold" officeooo:rsid="000ea750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size="20pt" fo:font-style="normal" fo:font-weight="normal" officeooo:rsid="000f82ee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size="20pt" fo:font-style="normal" fo:font-weight="normal" officeooo:rsid="000ea750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size="20pt" fo:font-style="normal" fo:font-weight="normal" officeooo:rsid="00128930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size="20pt" fo:font-style="normal" fo:font-weight="normal" officeooo:rsid="000e3527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size="20pt" fo:font-style="normal" style:text-underline-style="solid" style:text-underline-width="auto" style:text-underline-color="font-color" fo:font-weight="normal" officeooo:rsid="000ea750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officeooo:rsid="000ea750" style:font-size-asian="20pt" style:font-size-complex="20pt"/>
    </style:style>
    <style:style style:name="T18" style:family="text">
      <style:text-properties officeooo:rsid="000ea750"/>
    </style:style>
    <style:style style:name="T19" style:family="text">
      <style:text-properties officeooo:rsid="0012b72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officeooo:rsid="0016a446"/>
    </style:style>
    <style:style style:name="T22" style:family="text">
      <style:text-properties officeooo:rsid="0019573e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PS </text:span><text:bookmark text:name="yui_3_17_2_1_1540388435349_241"/><text:span text:style-name="T2">Project </text:span><text:span text:style-name="T3">P</text:span><text:span text:style-name="T2">rogress </text:span><text:span text:style-name="T3">R</text:span><text:span text:style-name="T2">eport</text:span></text:p>
      <text:p text:style-name="P1"/>
      <text:p text:style-name="P3">Title:</text:p>
      <text:p text:style-name="P4"><text:tab/> <text:s text:c="2"/><text:span text:style-name="T4">Implement van Emde Boas tree with application to <text:s text:c="5"/><text:tab/> <text:s text:c="2"/>Prims Minimum Spanning Tree algorithm </text:span><text:span text:style-name="T5">and <text:s text:c="2"/><text:tab/><text:tab/> <text:s text:c="2"/>compare the same with AVL and Red Black tree <text:tab/><text:tab/> <text:s text:c="2"/>implementations of Prims algorithm.</text:span></text:p>
      <text:p text:style-name="P11"/>
      <text:p text:style-name="P8">Team Members:</text:p>
      <text:p text:style-name="P4"><text:tab/> <text:s text:c="2"/><text:span text:style-name="T8">Name: </text:span><text:span text:style-name="T5">Chittaranjan Rath </text:span></text:p>
      <text:p text:style-name="P4"><text:span text:style-name="T5"><text:tab/> <text:s text:c="2"/></text:span><text:span text:style-name="T8">Roll No:</text:span><text:span text:style-name="T5"> 2018201007</text:span></text:p>
      <text:p text:style-name="P11"><text:tab/> <text:s/></text:p>
      <text:p text:style-name="P4"><text:span text:style-name="T5"><text:tab/> <text:s text:c="2"/></text:span><text:span text:style-name="T8">Name: </text:span><text:span text:style-name="T5">Nitish Srivastava </text:span></text:p>
      <text:p text:style-name="P4"><text:span text:style-name="T5"><text:tab/> <text:s text:c="2"/></text:span><text:span text:style-name="T8">Roll No:</text:span><text:span text:style-name="T5"> 2018201012</text:span></text:p>
      <text:p text:style-name="P11"/>
      <text:p text:style-name="P5"><text:span text:style-name="T8">D</text:span>eliverables:</text:p>
      <text:list xml:id="list3764957190" text:style-name="L1">
        <text:list-item>
          <text:p text:style-name="P21">Implementation of Prims using van Emde Boas in C++ </text:p>
        </text:list-item>
        <text:list-item>
          <text:p text:style-name="P21">Implementation of Prims using AVL tree in C++</text:p>
        </text:list-item>
        <text:list-item>
          <text:p text:style-name="P21">Implementation of Prims using Red Black tree in C++</text:p>
        </text:list-item>
        <text:list-item>
          <text:p text:style-name="P22">A final project report describing the findings of the <text:s text:c="2"/>comparision of prims algorithms using van Emde Boas , AVL, Red Black trees with respect to Time Complexity , Space Complexity , type of graphs(dense graph , sparse graph, multi graph ,<text:span text:style-name="T19">star graph , wheel graph</text:span> ). The report will include graphical comparisions of the above mentioned algorithms for Prims implementation ,and also how they behave with respect to scalability.<text:span text:style-name="T20"> </text:span></text:p>
        </text:list-item>
      </text:list>
      <text:p text:style-name="P20"><text:soft-page-break/></text:p>
      <text:p text:style-name="P4"><text:tab/></text:p>
      <text:p text:style-name="P5">Delivery Plan:</text:p>
      <text:p text:style-name="P28"><text:tab/><text:tab/><text:span text:style-name="T14">24 Oct <text:s text:c="3"/>Preliminary discussions regarding the <text:tab/><text:tab/><text:tab/><text:tab/><text:tab/> requirements with TA</text:span></text:p>
      <text:p text:style-name="P26"><text:tab/><text:tab/><text:span text:style-name="T6">TBD <text:s text:c="6"/>Discussion of algorithm to be <text:tab/><text:tab/><text:tab/><text:tab/><text:tab/><text:tab/><text:tab/> implemented </text:span></text:p>
      <text:p text:style-name="P24"><text:tab/><text:tab/>5 <text:span text:style-name="T22">Nov</text:span> <text:s text:c="4"/>Implementation Evaluation </text:p>
      <text:p text:style-name="P25"><text:tab/><text:tab/>TBD <text:s text:c="6"/>Implementation of suggested <text:tab/><text:tab/><text:tab/><text:tab/><text:tab/><text:tab/><text:tab/>enhancements</text:p>
      <text:p text:style-name="P25"><text:tab/><text:tab/>TBD <text:s text:c="5"/>Preliminary discussion on project report</text:p>
      <text:p text:style-name="P25"><text:tab/><text:tab/>10 <text:span text:style-name="T21">Nov</text:span> <text:s/>Final Submission </text:p>
      <text:p text:style-name="P12"/>
      <text:p text:style-name="P6">Technologies <text:span text:style-name="T18">to be used:</text:span></text:p>
      <text:p text:style-name="P6"><text:s/><text:tab/><text:tab/><text:span text:style-name="T7">C++14</text:span></text:p>
      <text:p text:style-name="P13"/>
      <text:p text:style-name="P7">Resources :</text:p>
      <text:list xml:id="list2848987900" text:style-name="L2">
        <text:list-item>
          <text:p text:style-name="P23">Introduction to Algorithms By CLRS</text:p>
        </text:list-item>
        <text:list-item>
          <text:p text:style-name="P27"><text:a xlink:type="simple" xlink:href="http://web.stanford.edu/class/archive/cs/cs166/cs166.1166/lectures/14/Slides14.pdf" text:style-name="Internet_20_link" text:visited-style-name="Visited_20_Internet_20_Link"><text:span text:style-name="T11">http://web.stanford.edu/class/archive/cs/cs166/cs166.1166/lectures/14/Slides14.pdf</text:span></text:a></text:p>
        </text:list-item>
        <text:list-item>
          <text:p text:style-name="P27"><text:span text:style-name="T11">http://fileadmin.cs.lth.se/cs/Personal/Rolf_Karlsson/lect12.pdf</text:span><text:span text:style-name="T9"><text:tab/></text:span></text:p>
        </text:list-item>
        <text:list-item>
          <text:p text:style-name="P27"><text:a xlink:type="simple" xlink:href="https://ocw.mit.edu/courses/electrical-engineering-and-computer-science/6-046j-design-and-analysis-of-algorithms-spring-2012/lecture-notes/MIT6_046JS12_lec15.pdf" text:style-name="Internet_20_link" text:visited-style-name="Visited_20_Internet_20_Link"><text:span text:style-name="T12">https://ocw.mit.edu/courses/electrical-engineering-and-computer-science/6-046j-design-and-analysis-of-algorithms-spring-2012/lecture-notes/MIT6_046JS12_lec15.pdf</text:span></text:a></text:p>
        </text:list-item>
        <text:list-item>
          <text:p text:style-name="P27"><text:a xlink:type="simple" xlink:href="https://ocw.mit.edu/courses/electrical-engineering-and-computer-science/6-046j-introduction-to-algorithms-sma-5503-fall-2005/video-lectures/lecture-10-red-black-trees-rotations-insertions-deletions/" text:style-name="Internet_20_link" text:visited-style-name="Visited_20_Internet_20_Link"><text:span text:style-name="T12">https://ocw.mit.edu/courses/electrical-engineering-and-computer-science/6-046j-introduction-to-algorithms-sma-5503-fall-2005/video-lectures/lecture-10-red-black-trees-rotations-insertions-deletions/</text:span></text:a></text:p>
        </text:list-item>
        <text:list-item>
          <text:p text:style-name="P27"><text:soft-page-break/><text:a xlink:type="simple" xlink:href="https://ocw.mit.edu/courses/electrical-engineering-and-computer-science/6-046j-introduction-to-algorithms-sma-5503-fall-2005/video-lectures/lecture-10-red-black-trees-rotations-insertions-deletions/lec10.pdf" text:style-name="Internet_20_link" text:visited-style-name="Visited_20_Internet_20_Link"><text:span text:style-name="T12">https://ocw.mit.edu/courses/electrical-engineering-and-computer-science/6-046j-introduction-to-algorithms-sma-5503-fall-2005/video-lectures/lecture-10-red-black-trees-rotations-insertions-deletions/lec10.pdf</text:span></text:a></text:p>
        </text:list-item>
        <text:list-item>
          <text:p text:style-name="P27"><text:a xlink:type="simple" xlink:href="https://ocw.mit.edu/courses/electrical-engineering-and-computer-science/6-006-introduction-to-algorithms-fall-2011/lecture-videos/lecture-6-avl-trees-avl-sort/" text:style-name="Internet_20_link" text:visited-style-name="Visited_20_Internet_20_Link"><text:span text:style-name="T15">https://ocw.mit.edu/courses/electrical-engineering-and-computer-science/6-006-introduction-to-algorithms-fall-2011/lecture-videos/lecture-6-avl-trees-avl-sort/</text:span></text:a></text:p>
        </text:list-item>
      </text:list>
      <text:p text:style-name="P17"/>
      <text:p text:style-name="P14"/>
      <text:p text:style-name="P18"><text:span text:style-name="T16">Github </text:span><text:span text:style-name="T17">R</text:span><text:span text:style-name="T16">epository :</text:span></text:p>
      <text:p text:style-name="P9"/>
      <text:p text:style-name="P18"><text:span text:style-name="T16"><text:tab/><text:tab/><text:tab/></text:span><text:a xlink:type="simple" xlink:href="https://github.com/chittaranjan-rath/Prim-Implementation" text:style-name="Internet_20_link" text:visited-style-name="Visited_20_Internet_20_Link"><text:span text:style-name="T10">https://github.com/chittaranjan-rath/Prim-Implementation</text:span></text:a></text:p>
      <text:p text:style-name="P15"/>
      <text:p text:style-name="P15"/>
      <text:p text:style-name="P19"><text:span text:style-name="T16">Testing Plan:<text:tab/><text:tab/></text:span><text:span text:style-name="T10"><text:tab/></text:span></text:p>
      <text:p text:style-name="P16"><text:tab/><text:tab/><text:tab/>Input file: Contains the graph on which Prim <text:tab/><text:tab/><text:tab/><text:tab/><text:tab/> <text:s text:c="2"/>is to implemented.</text:p>
      <text:p text:style-name="P16"><text:tab/><text:tab/><text:tab/>Output file: Contains the actual output for the <text:tab/><text:tab/><text:tab/><text:tab/><text:tab/> <text:s text:c="5"/>respective input file .It is used for <text:tab/><text:tab/><text:tab/><text:tab/><text:tab/> <text:s text:c="5"/>validation.</text:p>
      <text:p text:style-name="P16"/>
      <text:p text:style-name="P10">End User Documentation:</text:p>
      <text:p text:style-name="P19"><text:span text:style-name="T16"><text:tab/><text:tab/><text:tab/></text:span><text:span text:style-name="T10">The comparision report will be formulated after executing the algorithms with respect to Prim </text:span><text:span text:style-name="T13">for</text:span><text:span text:style-name="T10"> various input </text:span><text:span text:style-name="T13">types and the generated graphical data will report to the user about the comparative performance of each algorithm.</text:span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9:14:35.925460185</meta:creation-date>
    <dc:date>2018-10-25T20:57:05.276136946</dc:date>
    <meta:editing-duration>PT49M17S</meta:editing-duration>
    <meta:editing-cycles>11</meta:editing-cycles>
    <meta:generator>LibreOffice/6.0.6.2$Linux_X86_64 LibreOffice_project/00m0$Build-2</meta:generator>
    <meta:document-statistic meta:table-count="0" meta:image-count="0" meta:object-count="0" meta:page-count="3" meta:paragraph-count="39" meta:word-count="279" meta:character-count="2766" meta:non-whitespace-character-count="2374"/>
  </office:meta>
</office:document-meta>
</file>